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 draw:shadow="visible"/>
    </style:style>
    <style:style style:name="gr2" style:family="graphic" style:parent-style-name="standard">
      <style:graphic-properties draw:fill="solid" draw:fill-color="#ff0000" draw:textarea-horizontal-align="center" draw:textarea-vertical-align="middle" draw:shadow="visible"/>
    </style:style>
    <style:style style:name="gr3" style:family="graphic" style:parent-style-name="standard">
      <style:graphic-properties draw:stroke="solid" draw:stroke-dash="Dash_20_1" svg:stroke-width="0.051cm" svg:stroke-color="#ff0000" draw:marker-start="" draw:marker-start-width="0.376cm" draw:marker-start-center="false" draw:marker-end="Arrowheads_20_5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4" style:family="graphic" style:parent-style-name="standard">
      <style:graphic-properties draw:fill="solid" draw:fill-color="#00cccc" draw:textarea-horizontal-align="center" draw:textarea-vertical-align="middle" draw:shadow="visible"/>
    </style:style>
    <style:style style:name="gr5" style:family="graphic" style:parent-style-name="standard">
      <style:graphic-properties draw:marker-start="" draw:marker-end="Arrow" draw:marker-end-width="0.25cm" draw:textarea-horizontal-align="center" draw:textarea-vertical-align="middle"/>
    </style:style>
    <style:style style:name="gr6" style:family="graphic" style:parent-style-name="standard">
      <style:graphic-properties draw:marker-start="Arrow" draw:marker-end="" draw:marker-end-width="0.25cm" draw:textarea-horizontal-align="center" draw:textarea-vertical-align="middle"/>
    </style:style>
    <style:style style:name="gr7" style:family="graphic" style:parent-style-name="standard">
      <style:graphic-properties draw:stroke="solid" draw:stroke-dash="Dash_20_1" svg:stroke-width="0.051cm" svg:stroke-color="#ff0000" draw:marker-start="Arrow" draw:marker-start-width="0.376cm" draw:marker-start-center="false" draw:marker-end="" draw:marker-end-width="0.326cm" draw:marker-end-center="false" svg:stroke-opacity="100%" draw:stroke-linejoin="round" draw:textarea-horizontal-align="center" draw:textarea-vertical-align="middle" fo:padding-top="0.025cm" fo:padding-bottom="0.025cm" fo:padding-left="0.025cm" fo:padding-right="0.025cm" draw:shadow="hidden" draw:shadow-offset-x="0.3cm" draw:shadow-offset-y="0.3cm" draw:shadow-color="#808080" draw:shadow-opacity="100%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4.84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1cm" fo:min-width="3.105cm"/>
    </style:style>
    <style:style style:name="gr10" style:family="graphic" style:parent-style-name="standard">
      <style:graphic-properties draw:fill="solid" draw:fill-color="#e6e6ff" draw:textarea-horizontal-align="justify" draw:auto-grow-height="true" draw:auto-grow-width="true" fo:min-height="2.041cm" fo:min-width="6.275cm" fo:padding-top="0.1cm" fo:padding-bottom="0.1cm" fo:padding-left="0.1cm" fo:padding-right="0.1cm"/>
    </style:style>
    <style:style style:name="gr11" style:family="graphic" style:parent-style-name="standard">
      <style:graphic-properties draw:fill="solid" draw:fill-color="#e6e6ff" draw:textarea-horizontal-align="justify" draw:auto-grow-height="true" draw:auto-grow-width="true" fo:min-height="2.249cm" fo:min-width="5.174cm" fo:padding-top="0.1cm" fo:padding-bottom="0.1cm" fo:padding-left="0.1cm" fo:padding-right="0.1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text-align="center"/>
      <style:text-properties fo:font-family="'Times New Roman'" style:font-pitch="variable"/>
    </style:style>
    <style:style style:name="P4" style:family="paragraph">
      <style:paragraph-properties fo:margin-left="0cm" fo:margin-right="0cm" fo:text-indent="0cm"/>
    </style:style>
    <style:style style:name="P5" style:family="paragraph">
      <style:text-properties fo:font-family="'Times New Roman'" style:font-pitch="variable"/>
    </style:style>
    <style:style style:name="P6" style:family="paragraph">
      <style:paragraph-properties fo:margin-left="0cm" fo:margin-right="0cm" fo:text-align="center" fo:text-indent="0cm"/>
      <style:text-properties fo:font-family="'Times New Roman'" style:font-pitch="variable"/>
    </style:style>
    <style:style style:name="T1" style:family="text">
      <style:text-properties fo:font-family="'Times New Roman'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rect draw:style-name="gr1" draw:text-style-name="P1" draw:layer="layout" svg:width="10.764cm" svg:height="2.905cm" svg:x="0.794cm" svg:y="0.313cm">
          <text:p text:style-name="P4"/>
        </draw:rect>
        <draw:ellipse draw:style-name="gr2" draw:text-style-name="P1" draw:layer="layout" svg:width="1.271cm" svg:height="1.167cm" svg:x="1.989cm" svg:y="1.054cm">
          <text:p text:style-name="P4"/>
        </draw:ellipse>
        <draw:ellipse draw:style-name="gr2" draw:text-style-name="P1" draw:layer="layout" svg:width="1.271cm" svg:height="1.167cm" svg:x="8.898cm" svg:y="1.171cm">
          <text:p text:style-name="P4"/>
        </draw:ellipse>
        <draw:line draw:style-name="gr3" draw:text-style-name="P1" draw:layer="layout" svg:x1="3.296cm" svg:y1="1.597cm" svg:x2="8.875cm" svg:y2="1.597cm">
          <text:p text:style-name="P4"/>
        </draw:line>
        <draw:rect draw:style-name="gr4" draw:text-style-name="P3" draw:layer="layout" svg:width="2.672cm" svg:height="1.712cm" svg:x="1.312cm" svg:y="6.799cm">
          <text:p text:style-name="P2"><text:span text:style-name="T1">UI</text:span></text:p>
        </draw:rect>
        <draw:rect draw:style-name="gr4" draw:text-style-name="P3" draw:layer="layout" svg:width="2.672cm" svg:height="1.712cm" svg:x="8.263cm" svg:y="6.799cm">
          <text:p text:style-name="P2"><text:span text:style-name="T1">DB</text:span></text:p>
        </draw:rect>
        <draw:line draw:style-name="gr5" draw:text-style-name="P1" draw:layer="layout" svg:x1="3.036cm" svg:y1="2.299cm" svg:x2="3.052cm" svg:y2="6.736cm">
          <text:p text:style-name="P4"/>
        </draw:line>
        <draw:line draw:style-name="gr6" draw:text-style-name="P1" draw:layer="layout" svg:x1="10.003cm" svg:y1="2.407cm" svg:x2="10.01cm" svg:y2="6.821cm">
          <text:p text:style-name="P4"/>
        </draw:line>
        <draw:line draw:style-name="gr5" draw:text-style-name="P1" draw:layer="layout" svg:x1="9.193cm" svg:y1="2.435cm" svg:x2="9.203cm" svg:y2="6.84cm">
          <text:p text:style-name="P4"/>
        </draw:line>
        <draw:line draw:style-name="gr6" draw:text-style-name="P1" draw:layer="layout" svg:x1="2.198cm" svg:y1="2.164cm" svg:x2="2.199cm" svg:y2="6.803cm">
          <text:p text:style-name="P4"/>
        </draw:line>
        <draw:line draw:style-name="gr7" draw:text-style-name="P1" draw:layer="layout" svg:x1="3.203cm" svg:y1="1.96cm" svg:x2="8.782cm" svg:y2="1.96cm">
          <text:p text:style-name="P4"/>
        </draw:line>
        <draw:frame draw:style-name="gr8" draw:text-style-name="P5" draw:layer="layout" svg:width="5.344cm" svg:height="1.271cm" svg:x="0.347cm" svg:y="9.518cm">
          <draw:text-box>
            <text:p text:style-name="P4"><text:span text:style-name="T1">User-interface</text:span></text:p>
          </draw:text-box>
        </draw:frame>
        <draw:frame draw:style-name="gr9" draw:text-style-name="P5" draw:layer="layout" svg:width="3.605cm" svg:height="1.271cm" svg:x="8.153cm" svg:y="9.517cm">
          <draw:text-box>
            <text:p text:style-name="P4"><text:span text:style-name="T1">Database</text:span></text:p>
          </draw:text-box>
        </draw:frame>
        <draw:caption draw:style-name="gr10" draw:text-style-name="P6" draw:layer="layout" svg:width="6.721cm" svg:height="2.241cm" svg:x="13.548cm" svg:y="0.694cm" draw:caption-point-x="-1.924cm" draw:caption-point-y="1.137cm">
          <text:p text:style-name="P2"><text:span text:style-name="T1">Configuration knowledge</text:span></text:p>
          <text:p text:style-name="P2"><text:span text:style-name="T1">only in ToolBus script</text:span></text:p>
        </draw:caption>
        <draw:caption draw:style-name="gr11" draw:text-style-name="P6" draw:layer="layout" svg:width="5.374cm" svg:height="2.449cm" svg:x="14.172cm" svg:y="6.416cm" draw:caption-point-x="-3.256cm" draw:caption-point-y="1.221cm">
          <text:p text:style-name="P2"><text:span text:style-name="T1">UI and DB are </text:span></text:p>
          <text:p text:style-name="P2"><text:span text:style-name="T1">completely </text:span></text:p>
          <text:p text:style-name="P2"><text:span text:style-name="T1">decoupled</text:span></text:p>
        </draw:caption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marker draw:name="Arrowheads_20_5" draw:display-name="Arrowheads 5" svg:viewBox="0 0 250 250" svg:d="m125 0 125 250h-250z"/>
    <draw:stroke-dash draw:name="Dash_20_1" draw:display-name="Dash 1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Thorndale AMT'" style:font-family-generic="roman" style:font-pitch="variable" fo:font-size="18pt" fo:font-style="normal" fo:text-shadow="none" style:text-underline-style="none" fo:font-weight="normal" style:font-family-asian="Tahoma" style:font-pitch-asian="variable" style:font-size-asian="18pt" style:font-style-asian="normal" style:font-weight-asian="normal" style:font-family-complex="Tahoma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7-10-26T16:13:07</meta:creation-date>
    <dc:date>2007-10-26T16:16:12</dc:date>
    <dc:language>en-US</dc:language>
    <meta:editing-cycles>2</meta:editing-cycles>
    <meta:editing-duration>PT3M5S</meta:editing-duration>
    <meta:user-defined meta:name="Info 1"/>
    <meta:user-defined meta:name="Info 2"/>
    <meta:user-defined meta:name="Info 3"/>
    <meta:user-defined meta:name="Info 4"/>
    <meta:document-statistic meta:object-count="15"/>
  </office:meta>
</office:document-meta>
</file>